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c392a" officeooo:paragraph-rsid="000c392a"/>
    </style:style>
    <style:style style:name="P2" style:family="paragraph" style:parent-style-name="Standard">
      <style:text-properties officeooo:rsid="000cb0b8" officeooo:paragraph-rsid="000cb0b8"/>
    </style:style>
    <style:style style:name="P3" style:family="paragraph" style:parent-style-name="Standard">
      <style:text-properties officeooo:rsid="000df012" officeooo:paragraph-rsid="000df012"/>
    </style:style>
    <style:style style:name="T1" style:family="text">
      <style:text-properties fo:language="fr" fo:country="FR" style:font-size-asian="10.5pt"/>
    </style:style>
    <style:style style:name="T2" style:family="text">
      <style:text-properties officeooo:rsid="000da484"/>
    </style:style>
    <style:style style:name="T3" style:family="text">
      <style:text-properties style:text-position="super 58%"/>
    </style:style>
    <style:style style:name="T4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mailto:elspeth.martin@univ-lyon3.fr" text:style-name="Internet_20_link" text:visited-style-name="Visited_20_Internet_20_Link">elspeth.martin@univ-lyon3.fr</text:a></text:p>
      <text:p text:style-name="P2">Group Nb (<text:span text:style-name="T1">à préciser en prenant contact</text:span>) : <text:span text:style-name="T2">932</text:span></text:p>
      <text:p text:style-name="P2"/>
      <text:p text:style-name="P3">Exam on the 26<text:span text:style-name="T3">th</text:span> of November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4T12:29:41.800289802</meta:creation-date>
    <meta:generator>LibreOffice/6.0.7.3$Linux_X86_64 LibreOffice_project/00m0$Build-3</meta:generator>
    <dc:date>2021-09-24T12:52:36.939740406</dc:date>
    <meta:editing-duration>PT23M3S</meta:editing-duration>
    <meta:editing-cycles>4</meta:editing-cycles>
    <meta:document-statistic meta:table-count="0" meta:image-count="0" meta:object-count="0" meta:page-count="1" meta:paragraph-count="3" meta:word-count="16" meta:character-count="102" meta:non-whitespace-character-count="89"/>
  </office:meta>
</office:document-meta>
</file>